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E2830E219C9BCA3E.png" manifest:media-type="image/png"/>
  <manifest:file-entry manifest:full-path="Pictures/1000000000000008000000089681EFD5470BF2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5.75cm" fo:min-width="15.5cm" draw:shadow="hidden"/>
    </style:style>
    <style:style style:name="gr2" style:family="graphic" style:parent-style-name="standard">
      <style:graphic-properties draw:fill="bitmap" draw:fill-image-name="Aqua" draw:opacity="17%" draw:opacity-name="" draw:textarea-horizontal-align="justify" draw:textarea-vertical-align="middle" draw:auto-grow-height="false" fo:min-height="15.75cm" fo:min-width="15.5cm" draw:shadow="hidden" draw:shadow-offset-x="0.212cm" draw:shadow-offset-y="-0.212cm"/>
    </style:style>
    <style:style style:name="gr3" style:family="graphic" style:parent-style-name="standard">
      <style:graphic-properties svg:stroke-color="#808080" draw:fill="solid" draw:fill-color="#999999" draw:opacity="100%" draw:opacity-name="Transparency_20_60" draw:textarea-horizontal-align="justify" draw:textarea-vertical-align="middle" draw:auto-grow-height="false" fo:min-height="15.75cm" fo:min-width="15.5cm" draw:shadow="hidden" draw:shadow-offset-x="0.212cm" draw:shadow-offset-y="-0.212cm"/>
    </style:style>
    <style:style style:name="gr4" style:family="graphic" style:parent-style-name="standard">
      <style:graphic-properties draw:stroke="none" draw:stroke-dash="Dashed_20__28_var_29__20_1" svg:stroke-width="0.018cm" svg:stroke-color="#666666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80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stroke-dash="Dashed_20__28_var_29__20_1" svg:stroke-width="0.018cm" svg:stroke-color="#666666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80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normal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fill-color="#729fcf" draw:opacity="0%" draw:opacity-name="" draw:textarea-horizontal-align="justify" draw:textarea-vertical-align="middle" draw:auto-grow-height="false" fo:min-height="13.25cm" fo:min-width="13.5cm" draw:shadow="hidden"/>
    </style:style>
    <style:style style:name="gr7" style:family="graphic" style:parent-style-name="standard">
      <style:graphic-properties draw:fill="bitmap" draw:fill-color="#ffffff" draw:fill-image-name="_31_0_20_Percent" draw:opacity="13%" draw:opacity-name="" draw:textarea-horizontal-align="justify" draw:textarea-vertical-align="middle" draw:auto-grow-height="false" fo:min-height="15.75cm" fo:min-width="15.5cm" draw:shadow="hidden" draw:shadow-offset-x="0.212cm" draw:shadow-offset-y="-0.212cm"/>
    </style:style>
    <style:style style:name="gr8" style:family="graphic" style:parent-style-name="standard">
      <style:graphic-properties svg:stroke-width="0.081cm" svg:stroke-color="#666666" draw:marker-start-width="0.321cm" draw:marker-end-width="0.321cm" draw:fill-color="#808080" draw:opacity="100%" draw:textarea-horizontal-align="justify" draw:textarea-vertical-align="middle" draw:auto-grow-height="false" fo:min-height="5.526cm" fo:min-width="5.376cm" fo:padding-top="0.165cm" fo:padding-bottom="0.165cm" fo:padding-left="0.29cm" fo:padding-right="0.29cm" draw:shadow="hidden"/>
    </style:style>
    <style:style style:name="gr9" style:family="graphic" style:parent-style-name="objectwithoutfill">
      <style:graphic-properties draw:stroke="solid" svg:stroke-width="0.106cm" svg:stroke-color="#666666" draw:marker-start-width="0.359cm" draw:marker-end-width="0.359cm" draw:fill="solid" draw:fill-color="#999999" draw:textarea-vertical-align="middle" fo:padding-top="0.178cm" fo:padding-bottom="0.178cm" fo:padding-left="0.303cm" fo:padding-right="0.303cm" draw:shadow="hidden"/>
    </style:style>
    <style:style style:name="gr10" style:family="graphic" style:parent-style-name="objectwithoutfill">
      <style:graphic-properties svg:stroke-width="0.159cm" svg:stroke-color="#666666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11" style:family="graphic" style:parent-style-name="objectwithoutfill">
      <style:graphic-properties draw:stroke="solid" draw:stroke-dash="Ultrafine_20_Dashed" svg:stroke-width="0.159cm" svg:stroke-color="#666666" draw:marker-start-width="0.438cm" draw:marker-end-width="0.438cm" draw:fill="solid" draw:fill-color="#999999" draw:textarea-vertical-align="middle" fo:padding-top="0.204cm" fo:padding-bottom="0.204cm" fo:padding-left="0.329cm" fo:padding-right="0.329cm" draw:shadow="hidden"/>
    </style:style>
    <style:style style:name="gr12" style:family="graphic" style:parent-style-name="standard">
      <style:graphic-properties svg:stroke-width="0.106cm" svg:stroke-color="#666666" draw:marker-start-width="0.359cm" draw:marker-end-width="0.359cm" draw:fill-color="#999999" draw:textarea-horizontal-align="justify" draw:textarea-vertical-align="middle" draw:auto-grow-height="false" fo:min-height="0.952cm" fo:min-width="0.702cm" fo:padding-top="0.178cm" fo:padding-bottom="0.178cm" fo:padding-left="0.303cm" fo:padding-right="0.303cm" draw:shadow="hidden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="bitmap" draw:fill-image-name="Aqua" draw:opacity="17%"/>
      <style:paragraph-properties fo:text-align="center"/>
    </style:style>
    <style:style style:name="P3" style:family="paragraph">
      <loext:graphic-properties draw:fill="solid" draw:fill-color="#999999" draw:opacity="100%" draw:opacity-name="Transparency_20_60"/>
      <style:paragraph-properties fo:text-align="center"/>
    </style:style>
    <style:style style:name="P4" style:family="paragraph">
      <loext:graphic-properties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color="#ffffff" draw:fill-image-name="_31_0_20_Percent" draw:opacity="13%"/>
      <style:paragraph-properties fo:text-align="center"/>
    </style:style>
    <style:style style:name="P7" style:family="paragraph">
      <loext:graphic-properties draw:fill-color="#808080" draw:opacity="100%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cm" svg:height="16cm" draw:transform="rotate (0.000174532925199398) translate (1.002cm 1.00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cm" svg:height="16cm" draw:transform="rotate (0.000174532925199398) translate (1.002cm 1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4" svg:width="4.309cm" svg:height="3.887cm" svg:x="8.243cm" svg:y="6.27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1" dr3d:shade-mode="gouraud" dr3d:ambient-color="#ffffff" dr3d:lighting-mode="true">
          <dr3d:light dr3d:diffuse-color="#cccccc" dr3d:direction="(0.57735026918963 0.57735026918963 0.57735026918963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 dr3d:transform="matrix (0.687763557468931 0.325577881023622 0.648829971876953 0.322009107638642 0.66421679590672 -0.674630404468383 -0.650608502569283 0.672915367207182 0.351985063548125 0.121588242552517cm -0.126351832065241cm -0.0954697114338708cm)"/>
        </dr3d:scene>
        <draw:custom-shape draw:style-name="gr6" draw:text-style-name="P4" draw:layer="layout" svg:width="14cm" svg:height="13.5cm" svg:x="2.1cm" svg:y="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6cm" svg:height="16cm" draw:transform="rotate (0.000174532925199398) translate (1.002cm 1.003cm)">
          <text:p text:style-name="P5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6.5cm" svg:height="6.4cm" svg:x="2.7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9" draw:text-style-name="P8" draw:layer="layout" svg:width="7.232cm" svg:height="6.446cm" draw:transform="skewX (-7.98923387994398E-017) rotate (0.820479281362534) translate (7.26812978390003cm 12.8906342898157cm)" svg:viewBox="0 0 7233 6447" draw:points="0,454 7233,0 5450,6447">
          <text:p/>
        </draw:polygon>
        <draw:line draw:style-name="gr10" draw:text-style-name="P9" draw:layer="layout" svg:x1="3.5cm" svg:y1="10.7cm" svg:x2="7cm" svg:y2="10.7cm">
          <text:p/>
        </draw:line>
        <draw:line draw:style-name="gr10" draw:text-style-name="P9" draw:layer="layout" svg:x1="3.5cm" svg:y1="9.9cm" svg:x2="7cm" svg:y2="9.9cm">
          <text:p/>
        </draw:line>
        <draw:line draw:style-name="gr10" draw:text-style-name="P9" draw:layer="layout" svg:x1="3.5cm" svg:y1="9.1cm" svg:x2="7cm" svg:y2="9.1cm">
          <text:p/>
        </draw:line>
        <draw:line draw:style-name="gr10" draw:text-style-name="P9" draw:layer="layout" svg:x1="3.5cm" svg:y1="8.2cm" svg:x2="8.6cm" svg:y2="8.2cm">
          <text:p/>
        </draw:line>
        <draw:line draw:style-name="gr10" draw:text-style-name="P9" draw:layer="layout" svg:x1="3.5cm" svg:y1="7.4cm" svg:x2="8.7cm" svg:y2="7.4cm">
          <text:p/>
        </draw:line>
        <draw:line draw:style-name="gr10" draw:text-style-name="P9" draw:layer="layout" svg:x1="3.5cm" svg:y1="6.6cm" svg:x2="8.7cm" svg:y2="6.6cm">
          <text:p/>
        </draw:line>
        <draw:polygon draw:style-name="gr11" draw:text-style-name="P8" draw:layer="layout" svg:width="8.095cm" svg:height="8.015cm" draw:transform="skewX (1.14803607843787E-016) rotate (0.820479281362534) translate (1.97975264870756cm 12.6228123440619cm)" svg:viewBox="0 0 8096 8016" draw:points="0,848 8096,0 6682,8016">
          <text:p/>
        </draw:polygon>
        <draw:custom-shape draw:style-name="gr12" draw:text-style-name="P10" draw:layer="layout" svg:width="1.7cm" svg:height="1.7cm" svg:x="10.3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_31_0_20_Percent" draw:display-name="10 Percent" xlink:href="Pictures/1000000000000008000000089681EFD5470BF2DC.png" xlink:type="simple" xlink:show="embed" xlink:actuate="onLoad"/>
    <draw:fill-image draw:name="Aqua" xlink:href="Pictures/100000000000005E0000005EE2830E219C9BCA3E.png" xlink:type="simple" xlink:show="embed" xlink:actuate="onLoad"/>
    <draw:opacity draw:name="Transparency_20_60" draw:display-name="Transparency 60" draw:style="square" draw:cx="50%" draw:cy="50%" draw:start="100%" draw:end="65%" draw:angle="900" draw:border="0%"/>
    <draw:opacity draw:name="Transparency_20_61" draw:display-name="Transparency 61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8T14:33:33.722528973</meta:creation-date>
    <dc:date>2021-06-08T15:18:11.739269398</dc:date>
    <meta:editing-duration>PT1M35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